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ataset_v02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Assembled_contig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RNA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ct_HI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uk_hi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Undetermined_ProK/Euk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utative_protein_codin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ct_HI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uk_hi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Undetermined_ProK/Euk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utative_coding_noBacteria</text:p>
          </table:table-cell>
          <table:table-cell office:value-type="string" calcext:value-type="string">
            <text:p>HASO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no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BLAS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LAST + G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LAST + GO + EC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ryptodifflugia operculata</text:p>
          </table:table-cell>
          <table:table-cell office:value-type="float" office:value="52641" calcext:value-type="float">
            <text:p>52641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0.134875857221557" calcext:value-type="float">
            <text:p>0.134875857221557</text:p>
          </table:table-cell>
          <table:table-cell office:value-type="float" office:value="38" calcext:value-type="float">
            <text:p>38</text:p>
          </table:table-cell>
          <table:table-cell office:value-type="float" office:value="53.5211267605634" calcext:value-type="float">
            <text:p>53.5211267605634</text:p>
          </table:table-cell>
          <table:table-cell office:value-type="float" office:value="23" calcext:value-type="float">
            <text:p>23</text:p>
          </table:table-cell>
          <table:table-cell office:value-type="float" office:value="32.3943661971831" calcext:value-type="float">
            <text:p>32.3943661971831</text:p>
          </table:table-cell>
          <table:table-cell office:value-type="float" office:value="10" calcext:value-type="float">
            <text:p>10</text:p>
          </table:table-cell>
          <table:table-cell office:value-type="float" office:value="14.0845070422535" calcext:value-type="float">
            <text:p>14.0845070422535</text:p>
          </table:table-cell>
          <table:table-cell office:value-type="float" office:value="52571" calcext:value-type="float">
            <text:p>52571</text:p>
          </table:table-cell>
          <table:table-cell office:value-type="float" office:value="99.8670238027393" calcext:value-type="float">
            <text:p>99.8670238027393</text:p>
          </table:table-cell>
          <table:table-cell office:value-type="float" office:value="1263" calcext:value-type="float">
            <text:p>1263</text:p>
          </table:table-cell>
          <table:table-cell office:value-type="float" office:value="2.40246523748835" calcext:value-type="float">
            <text:p>2.40246523748835</text:p>
          </table:table-cell>
          <table:table-cell office:value-type="float" office:value="17312" calcext:value-type="float">
            <text:p>17312</text:p>
          </table:table-cell>
          <table:table-cell office:value-type="float" office:value="32.9307032394286" calcext:value-type="float">
            <text:p>32.9307032394286</text:p>
          </table:table-cell>
          <table:table-cell office:value-type="float" office:value="33954" calcext:value-type="float">
            <text:p>33954</text:p>
          </table:table-cell>
          <table:table-cell office:value-type="float" office:value="64.5869395674421" calcext:value-type="float">
            <text:p>64.5869395674421</text:p>
          </table:table-cell>
          <table:table-cell office:value-type="float" office:value="51308" calcext:value-type="float">
            <text:p>51308</text:p>
          </table:table-cell>
          <table:table-cell office:value-type="float" office:value="14494" calcext:value-type="float">
            <text:p>14494</text:p>
          </table:table-cell>
          <table:table-cell office:value-type="float" office:value="28.2490060029625" calcext:value-type="float">
            <text:p>28.2490060029625</text:p>
          </table:table-cell>
          <table:table-cell office:value-type="float" office:value="11236" calcext:value-type="float">
            <text:p>11236</text:p>
          </table:table-cell>
          <table:table-cell office:value-type="float" office:value="21.8991190457628" calcext:value-type="float">
            <text:p>21.8991190457628</text:p>
          </table:table-cell>
          <table:table-cell office:value-type="float" office:value="2355" calcext:value-type="float">
            <text:p>2355</text:p>
          </table:table-cell>
          <table:table-cell office:value-type="float" office:value="16.248102663171" calcext:value-type="float">
            <text:p>16.248102663171</text:p>
          </table:table-cell>
          <table:table-cell office:value-type="float" office:value="29" calcext:value-type="float">
            <text:p>29</text:p>
          </table:table-cell>
          <table:table-cell office:value-type="float" office:value="0.200082792879812" calcext:value-type="float">
            <text:p>0.200082792879812</text:p>
          </table:table-cell>
          <table:table-cell office:value-type="float" office:value="874" calcext:value-type="float">
            <text:p>874</text:p>
          </table:table-cell>
          <table:table-cell office:value-type="float" office:value="6.03008141299848" calcext:value-type="float">
            <text:p>6.03008141299848</text:p>
          </table:table-cell>
          <table:table-cell office:value-type="float" office:value="11236" calcext:value-type="float">
            <text:p>11236</text:p>
          </table:table-cell>
          <table:table-cell office:value-type="float" office:value="77.5217331309507" calcext:value-type="float">
            <text:p>77.5217331309507</text:p>
          </table:table-cell>
        </table:table-row>
        <table:table-row table:style-name="ro1">
          <table:table-cell office:value-type="string" calcext:value-type="string">
            <text:p>Pyxidicula operculata</text:p>
          </table:table-cell>
          <table:table-cell office:value-type="float" office:value="34663" calcext:value-type="float">
            <text:p>34663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float" office:value="1.29821423419785" calcext:value-type="float">
            <text:p>1.29821423419785</text:p>
          </table:table-cell>
          <table:table-cell office:value-type="float" office:value="290" calcext:value-type="float">
            <text:p>290</text:p>
          </table:table-cell>
          <table:table-cell office:value-type="float" office:value="64.4444444444444" calcext:value-type="float">
            <text:p>64.4444444444444</text:p>
          </table:table-cell>
          <table:table-cell office:value-type="float" office:value="93" calcext:value-type="float">
            <text:p>93</text:p>
          </table:table-cell>
          <table:table-cell office:value-type="float" office:value="20.6666666666667" calcext:value-type="float">
            <text:p>20.6666666666667</text:p>
          </table:table-cell>
          <table:table-cell office:value-type="float" office:value="67" calcext:value-type="float">
            <text:p>67</text:p>
          </table:table-cell>
          <table:table-cell office:value-type="float" office:value="14.8888888888889" calcext:value-type="float">
            <text:p>14.8888888888889</text:p>
          </table:table-cell>
          <table:table-cell office:value-type="float" office:value="34213" calcext:value-type="float">
            <text:p>34213</text:p>
          </table:table-cell>
          <table:table-cell office:value-type="float" office:value="98.7017857658022" calcext:value-type="float">
            <text:p>98.7017857658022</text:p>
          </table:table-cell>
          <table:table-cell office:value-type="float" office:value="481" calcext:value-type="float">
            <text:p>481</text:p>
          </table:table-cell>
          <table:table-cell office:value-type="float" office:value="1.40589834273522" calcext:value-type="float">
            <text:p>1.40589834273522</text:p>
          </table:table-cell>
          <table:table-cell office:value-type="float" office:value="16144" calcext:value-type="float">
            <text:p>16144</text:p>
          </table:table-cell>
          <table:table-cell office:value-type="float" office:value="47.1867418817409" calcext:value-type="float">
            <text:p>47.1867418817409</text:p>
          </table:table-cell>
          <table:table-cell office:value-type="float" office:value="17543" calcext:value-type="float">
            <text:p>17543</text:p>
          </table:table-cell>
          <table:table-cell office:value-type="float" office:value="51.2758308245404" calcext:value-type="float">
            <text:p>51.2758308245404</text:p>
          </table:table-cell>
          <table:table-cell office:value-type="float" office:value="33732" calcext:value-type="float">
            <text:p>33732</text:p>
          </table:table-cell>
          <table:table-cell office:value-type="float" office:value="15358" calcext:value-type="float">
            <text:p>15358</text:p>
          </table:table-cell>
          <table:table-cell office:value-type="float" office:value="45.5294675678881" calcext:value-type="float">
            <text:p>45.5294675678881</text:p>
          </table:table-cell>
          <table:table-cell office:value-type="float" office:value="11892" calcext:value-type="float">
            <text:p>11892</text:p>
          </table:table-cell>
          <table:table-cell office:value-type="float" office:value="35.2543578797581" calcext:value-type="float">
            <text:p>35.2543578797581</text:p>
          </table:table-cell>
          <table:table-cell office:value-type="float" office:value="2365" calcext:value-type="float">
            <text:p>2365</text:p>
          </table:table-cell>
          <table:table-cell office:value-type="float" office:value="15.3991405130876" calcext:value-type="float">
            <text:p>15.3991405130876</text:p>
          </table:table-cell>
          <table:table-cell office:value-type="float" office:value="24" calcext:value-type="float">
            <text:p>24</text:p>
          </table:table-cell>
          <table:table-cell office:value-type="float" office:value="0.156270347701524" calcext:value-type="float">
            <text:p>0.156270347701524</text:p>
          </table:table-cell>
          <table:table-cell office:value-type="float" office:value="1076" calcext:value-type="float">
            <text:p>1076</text:p>
          </table:table-cell>
          <table:table-cell office:value-type="float" office:value="7.00612058861831" calcext:value-type="float">
            <text:p>7.00612058861831</text:p>
          </table:table-cell>
          <table:table-cell office:value-type="float" office:value="11892" calcext:value-type="float">
            <text:p>11892</text:p>
          </table:table-cell>
          <table:table-cell office:value-type="float" office:value="77.431957286105" calcext:value-type="float">
            <text:p>77.431957286105</text:p>
          </table:table-cell>
        </table:table-row>
        <table:table-row table:style-name="ro1">
          <table:table-cell office:value-type="string" calcext:value-type="string">
            <text:p>Heleopera sphagni</text:p>
          </table:table-cell>
          <table:table-cell office:value-type="float" office:value="54612" calcext:value-type="float">
            <text:p>54612</text:p>
          </table:table-cell>
          <table:table-cell office:value-type="float" office:value="100" calcext:value-type="float">
            <text:p>100</text:p>
          </table:table-cell>
          <table:table-cell office:value-type="float" office:value="3625" calcext:value-type="float">
            <text:p>3625</text:p>
          </table:table-cell>
          <table:table-cell office:value-type="float" office:value="6.63773529627188" calcext:value-type="float">
            <text:p>6.63773529627188</text:p>
          </table:table-cell>
          <table:table-cell office:value-type="float" office:value="2339" calcext:value-type="float">
            <text:p>2339</text:p>
          </table:table-cell>
          <table:table-cell office:value-type="float" office:value="64.5241379310345" calcext:value-type="float">
            <text:p>64.5241379310345</text:p>
          </table:table-cell>
          <table:table-cell office:value-type="float" office:value="910" calcext:value-type="float">
            <text:p>910</text:p>
          </table:table-cell>
          <table:table-cell office:value-type="float" office:value="25.1034482758621" calcext:value-type="float">
            <text:p>25.1034482758621</text:p>
          </table:table-cell>
          <table:table-cell office:value-type="float" office:value="376" calcext:value-type="float">
            <text:p>376</text:p>
          </table:table-cell>
          <table:table-cell office:value-type="float" office:value="10.3724137931034" calcext:value-type="float">
            <text:p>10.3724137931034</text:p>
          </table:table-cell>
          <table:table-cell office:value-type="float" office:value="50987" calcext:value-type="float">
            <text:p>50987</text:p>
          </table:table-cell>
          <table:table-cell office:value-type="float" office:value="93.3622647037281" calcext:value-type="float">
            <text:p>93.3622647037281</text:p>
          </table:table-cell>
          <table:table-cell office:value-type="float" office:value="985" calcext:value-type="float">
            <text:p>985</text:p>
          </table:table-cell>
          <table:table-cell office:value-type="float" office:value="1.9318649851923" calcext:value-type="float">
            <text:p>1.9318649851923</text:p>
          </table:table-cell>
          <table:table-cell office:value-type="float" office:value="16338" calcext:value-type="float">
            <text:p>16338</text:p>
          </table:table-cell>
          <table:table-cell office:value-type="float" office:value="32.0434620589562" calcext:value-type="float">
            <text:p>32.0434620589562</text:p>
          </table:table-cell>
          <table:table-cell office:value-type="float" office:value="33653" calcext:value-type="float">
            <text:p>33653</text:p>
          </table:table-cell>
          <table:table-cell office:value-type="float" office:value="66.0030988291133" calcext:value-type="float">
            <text:p>66.0030988291133</text:p>
          </table:table-cell>
          <table:table-cell office:value-type="float" office:value="50002" calcext:value-type="float">
            <text:p>50002</text:p>
          </table:table-cell>
          <table:table-cell office:value-type="float" office:value="12546" calcext:value-type="float">
            <text:p>12546</text:p>
          </table:table-cell>
          <table:table-cell office:value-type="float" office:value="25.0909963601456" calcext:value-type="float">
            <text:p>25.0909963601456</text:p>
          </table:table-cell>
          <table:table-cell office:value-type="float" office:value="10817" calcext:value-type="float">
            <text:p>10817</text:p>
          </table:table-cell>
          <table:table-cell office:value-type="float" office:value="21.633134674613" calcext:value-type="float">
            <text:p>21.633134674613</text:p>
          </table:table-cell>
          <table:table-cell office:value-type="float" office:value="1156" calcext:value-type="float">
            <text:p>1156</text:p>
          </table:table-cell>
          <table:table-cell office:value-type="float" office:value="9.21409214092141" calcext:value-type="float">
            <text:p>9.21409214092141</text:p>
          </table:table-cell>
          <table:table-cell office:value-type="float" office:value="20" calcext:value-type="float">
            <text:p>20</text:p>
          </table:table-cell>
          <table:table-cell office:value-type="float" office:value="0.159413358839471" calcext:value-type="float">
            <text:p>0.159413358839471</text:p>
          </table:table-cell>
          <table:table-cell office:value-type="float" office:value="553" calcext:value-type="float">
            <text:p>553</text:p>
          </table:table-cell>
          <table:table-cell office:value-type="float" office:value="4.40777937191137" calcext:value-type="float">
            <text:p>4.40777937191137</text:p>
          </table:table-cell>
          <table:table-cell office:value-type="float" office:value="10817" calcext:value-type="float">
            <text:p>10817</text:p>
          </table:table-cell>
          <table:table-cell office:value-type="float" office:value="86.2187151283277" calcext:value-type="float">
            <text:p>86.2187151283277</text:p>
          </table:table-cell>
        </table:table-row>
        <table:table-row table:style-name="ro1">
          <table:table-cell office:value-type="string" calcext:value-type="string">
            <text:p>Hyalosphenia papilio</text:p>
          </table:table-cell>
          <table:table-cell office:value-type="float" office:value="31061" calcext:value-type="float">
            <text:p>31061</text:p>
          </table:table-cell>
          <table:table-cell office:value-type="float" office:value="100" calcext:value-type="float">
            <text:p>100</text:p>
          </table:table-cell>
          <table:table-cell office:value-type="float" office:value="2802" calcext:value-type="float">
            <text:p>2802</text:p>
          </table:table-cell>
          <table:table-cell office:value-type="float" office:value="9.02095875857184" calcext:value-type="float">
            <text:p>9.02095875857184</text:p>
          </table:table-cell>
          <table:table-cell office:value-type="float" office:value="1453" calcext:value-type="float">
            <text:p>1453</text:p>
          </table:table-cell>
          <table:table-cell office:value-type="float" office:value="51.8558172733762" calcext:value-type="float">
            <text:p>51.8558172733762</text:p>
          </table:table-cell>
          <table:table-cell office:value-type="float" office:value="969" calcext:value-type="float">
            <text:p>969</text:p>
          </table:table-cell>
          <table:table-cell office:value-type="float" office:value="34.5824411134904" calcext:value-type="float">
            <text:p>34.5824411134904</text:p>
          </table:table-cell>
          <table:table-cell office:value-type="float" office:value="380" calcext:value-type="float">
            <text:p>380</text:p>
          </table:table-cell>
          <table:table-cell office:value-type="float" office:value="13.5617416131335" calcext:value-type="float">
            <text:p>13.5617416131335</text:p>
          </table:table-cell>
          <table:table-cell office:value-type="float" office:value="28259" calcext:value-type="float">
            <text:p>28259</text:p>
          </table:table-cell>
          <table:table-cell office:value-type="float" office:value="90.9790412414282" calcext:value-type="float">
            <text:p>90.9790412414282</text:p>
          </table:table-cell>
          <table:table-cell office:value-type="float" office:value="1058" calcext:value-type="float">
            <text:p>1058</text:p>
          </table:table-cell>
          <table:table-cell office:value-type="float" office:value="3.743939983722" calcext:value-type="float">
            <text:p>3.743939983722</text:p>
          </table:table-cell>
          <table:table-cell office:value-type="float" office:value="9876" calcext:value-type="float">
            <text:p>9876</text:p>
          </table:table-cell>
          <table:table-cell office:value-type="float" office:value="34.948158108921" calcext:value-type="float">
            <text:p>34.948158108921</text:p>
          </table:table-cell>
          <table:table-cell office:value-type="float" office:value="17315" calcext:value-type="float">
            <text:p>17315</text:p>
          </table:table-cell>
          <table:table-cell office:value-type="float" office:value="61.2725149509891" calcext:value-type="float">
            <text:p>61.2725149509891</text:p>
          </table:table-cell>
          <table:table-cell office:value-type="float" office:value="27201" calcext:value-type="float">
            <text:p>27201</text:p>
          </table:table-cell>
          <table:table-cell office:value-type="float" office:value="8484" calcext:value-type="float">
            <text:p>8484</text:p>
          </table:table-cell>
          <table:table-cell office:value-type="float" office:value="31.190029778317" calcext:value-type="float">
            <text:p>31.190029778317</text:p>
          </table:table-cell>
          <table:table-cell office:value-type="float" office:value="7361" calcext:value-type="float">
            <text:p>7361</text:p>
          </table:table-cell>
          <table:table-cell office:value-type="float" office:value="27.0615050917246" calcext:value-type="float">
            <text:p>27.0615050917246</text:p>
          </table:table-cell>
          <table:table-cell office:value-type="float" office:value="673" calcext:value-type="float">
            <text:p>673</text:p>
          </table:table-cell>
          <table:table-cell office:value-type="float" office:value="7.93257897218293" calcext:value-type="float">
            <text:p>7.93257897218293</text:p>
          </table:table-cell>
          <table:table-cell office:value-type="float" office:value="15" calcext:value-type="float">
            <text:p>15</text:p>
          </table:table-cell>
          <table:table-cell office:value-type="float" office:value="0.176803394625177" calcext:value-type="float">
            <text:p>0.176803394625177</text:p>
          </table:table-cell>
          <table:table-cell office:value-type="float" office:value="435" calcext:value-type="float">
            <text:p>435</text:p>
          </table:table-cell>
          <table:table-cell office:value-type="float" office:value="5.12729844413013" calcext:value-type="float">
            <text:p>5.12729844413013</text:p>
          </table:table-cell>
          <table:table-cell office:value-type="float" office:value="7361" calcext:value-type="float">
            <text:p>7361</text:p>
          </table:table-cell>
          <table:table-cell office:value-type="float" office:value="86.7633191890618" calcext:value-type="float">
            <text:p>86.7633191890618</text:p>
          </table:table-cell>
        </table:table-row>
        <table:table-row table:style-name="ro1">
          <table:table-cell office:value-type="string" calcext:value-type="string">
            <text:p>Centropyxis sp.</text:p>
          </table:table-cell>
          <table:table-cell office:value-type="float" office:value="384142" calcext:value-type="float">
            <text:p>384142</text:p>
          </table:table-cell>
          <table:table-cell office:value-type="float" office:value="100" calcext:value-type="float">
            <text:p>100</text:p>
          </table:table-cell>
          <table:table-cell office:value-type="float" office:value="17245" calcext:value-type="float">
            <text:p>17245</text:p>
          </table:table-cell>
          <table:table-cell office:value-type="float" office:value="4.48922533854668" calcext:value-type="float">
            <text:p>4.48922533854668</text:p>
          </table:table-cell>
          <table:table-cell office:value-type="float" office:value="11465" calcext:value-type="float">
            <text:p>11465</text:p>
          </table:table-cell>
          <table:table-cell office:value-type="float" office:value="66.483038561902" calcext:value-type="float">
            <text:p>66.483038561902</text:p>
          </table:table-cell>
          <table:table-cell office:value-type="float" office:value="4389" calcext:value-type="float">
            <text:p>4389</text:p>
          </table:table-cell>
          <table:table-cell office:value-type="float" office:value="25.4508553203827" calcext:value-type="float">
            <text:p>25.4508553203827</text:p>
          </table:table-cell>
          <table:table-cell office:value-type="float" office:value="1391" calcext:value-type="float">
            <text:p>1391</text:p>
          </table:table-cell>
          <table:table-cell office:value-type="float" office:value="8.06610611771528" calcext:value-type="float">
            <text:p>8.06610611771528</text:p>
          </table:table-cell>
          <table:table-cell office:value-type="float" office:value="366897" calcext:value-type="float">
            <text:p>366897</text:p>
          </table:table-cell>
          <table:table-cell office:value-type="float" office:value="95.5107746614533" calcext:value-type="float">
            <text:p>95.5107746614533</text:p>
          </table:table-cell>
          <table:table-cell office:value-type="float" office:value="531" calcext:value-type="float">
            <text:p>531</text:p>
          </table:table-cell>
          <table:table-cell office:value-type="float" office:value="0.144727266780595" calcext:value-type="float">
            <text:p>0.144727266780595</text:p>
          </table:table-cell>
          <table:table-cell office:value-type="float" office:value="11811" calcext:value-type="float">
            <text:p>11811</text:p>
          </table:table-cell>
          <table:table-cell office:value-type="float" office:value="3.21915960065086" calcext:value-type="float">
            <text:p>3.21915960065086</text:p>
          </table:table-cell>
          <table:table-cell office:value-type="float" office:value="15327" calcext:value-type="float">
            <text:p>15327</text:p>
          </table:table-cell>
          <table:table-cell office:value-type="float" office:value="4.17746670046362" calcext:value-type="float">
            <text:p>4.17746670046362</text:p>
          </table:table-cell>
          <table:table-cell office:value-type="float" office:value="366366" calcext:value-type="float">
            <text:p>366366</text:p>
          </table:table-cell>
          <table:table-cell office:value-type="float" office:value="48861" calcext:value-type="float">
            <text:p>48861</text:p>
          </table:table-cell>
          <table:table-cell office:value-type="float" office:value="13.3366633366633" calcext:value-type="float">
            <text:p>13.3366633366633</text:p>
          </table:table-cell>
          <table:table-cell office:value-type="float" office:value="24015" calcext:value-type="float">
            <text:p>24015</text:p>
          </table:table-cell>
          <table:table-cell office:value-type="float" office:value="6.55492048934672" calcext:value-type="float">
            <text:p>6.55492048934672</text:p>
          </table:table-cell>
          <table:table-cell office:value-type="float" office:value="1186" calcext:value-type="float">
            <text:p>1186</text:p>
          </table:table-cell>
          <table:table-cell office:value-type="float" office:value="2.42729375166288" calcext:value-type="float">
            <text:p>2.42729375166288</text:p>
          </table:table-cell>
          <table:table-cell office:value-type="float" office:value="1904" calcext:value-type="float">
            <text:p>1904</text:p>
          </table:table-cell>
          <table:table-cell office:value-type="float" office:value="3.89676838378257" calcext:value-type="float">
            <text:p>3.89676838378257</text:p>
          </table:table-cell>
          <table:table-cell office:value-type="float" office:value="721" calcext:value-type="float">
            <text:p>721</text:p>
          </table:table-cell>
          <table:table-cell office:value-type="float" office:value="1.4756144982706" calcext:value-type="float">
            <text:p>1.4756144982706</text:p>
          </table:table-cell>
          <table:table-cell office:value-type="float" office:value="9366" calcext:value-type="float">
            <text:p>9366</text:p>
          </table:table-cell>
          <table:table-cell office:value-type="float" office:value="19.1686621231657" calcext:value-type="float">
            <text:p>19.1686621231657</text:p>
          </table:table-cell>
        </table:table-row>
        <table:table-row table:style-name="ro1">
          <table:table-cell office:value-type="string" calcext:value-type="string">
            <text:p>Difflugia bryophila</text:p>
          </table:table-cell>
          <table:table-cell office:value-type="float" office:value="41726" calcext:value-type="float">
            <text:p>41726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0.920289507740977" calcext:value-type="float">
            <text:p>0.920289507740977</text:p>
          </table:table-cell>
          <table:table-cell office:value-type="float" office:value="271" calcext:value-type="float">
            <text:p>271</text:p>
          </table:table-cell>
          <table:table-cell office:value-type="float" office:value="70.5729166666667" calcext:value-type="float">
            <text:p>70.5729166666667</text:p>
          </table:table-cell>
          <table:table-cell office:value-type="float" office:value="83" calcext:value-type="float">
            <text:p>83</text:p>
          </table:table-cell>
          <table:table-cell office:value-type="float" office:value="21.6145833333333" calcext:value-type="float">
            <text:p>21.6145833333333</text:p>
          </table:table-cell>
          <table:table-cell office:value-type="float" office:value="30" calcext:value-type="float">
            <text:p>30</text:p>
          </table:table-cell>
          <table:table-cell office:value-type="float" office:value="7.8125" calcext:value-type="float">
            <text:p>7.8125</text:p>
          </table:table-cell>
          <table:table-cell office:value-type="float" office:value="41342" calcext:value-type="float">
            <text:p>41342</text:p>
          </table:table-cell>
          <table:table-cell office:value-type="float" office:value="99.079710492259" calcext:value-type="float">
            <text:p>99.079710492259</text:p>
          </table:table-cell>
          <table:table-cell office:value-type="float" office:value="669" calcext:value-type="float">
            <text:p>669</text:p>
          </table:table-cell>
          <table:table-cell office:value-type="float" office:value="1.61820908519181" calcext:value-type="float">
            <text:p>1.61820908519181</text:p>
          </table:table-cell>
          <table:table-cell office:value-type="float" office:value="17105" calcext:value-type="float">
            <text:p>17105</text:p>
          </table:table-cell>
          <table:table-cell office:value-type="float" office:value="41.3743892409656" calcext:value-type="float">
            <text:p>41.3743892409656</text:p>
          </table:table-cell>
          <table:table-cell office:value-type="float" office:value="23561" calcext:value-type="float">
            <text:p>23561</text:p>
          </table:table-cell>
          <table:table-cell office:value-type="float" office:value="56.9904697402158" calcext:value-type="float">
            <text:p>56.9904697402158</text:p>
          </table:table-cell>
          <table:table-cell office:value-type="float" office:value="40673" calcext:value-type="float">
            <text:p>40673</text:p>
          </table:table-cell>
          <table:table-cell office:value-type="float" office:value="13048" calcext:value-type="float">
            <text:p>13048</text:p>
          </table:table-cell>
          <table:table-cell office:value-type="float" office:value="32.0802497971627" calcext:value-type="float">
            <text:p>32.0802497971627</text:p>
          </table:table-cell>
          <table:table-cell office:value-type="float" office:value="10147" calcext:value-type="float">
            <text:p>10147</text:p>
          </table:table-cell>
          <table:table-cell office:value-type="float" office:value="24.9477540383055" calcext:value-type="float">
            <text:p>24.9477540383055</text:p>
          </table:table-cell>
          <table:table-cell office:value-type="float" office:value="2236" calcext:value-type="float">
            <text:p>2236</text:p>
          </table:table-cell>
          <table:table-cell office:value-type="float" office:value="17.1367259350092" calcext:value-type="float">
            <text:p>17.1367259350092</text:p>
          </table:table-cell>
          <table:table-cell office:value-type="float" office:value="38" calcext:value-type="float">
            <text:p>38</text:p>
          </table:table-cell>
          <table:table-cell office:value-type="float" office:value="0.291232372777437" calcext:value-type="float">
            <text:p>0.291232372777437</text:p>
          </table:table-cell>
          <table:table-cell office:value-type="float" office:value="627" calcext:value-type="float">
            <text:p>627</text:p>
          </table:table-cell>
          <table:table-cell office:value-type="float" office:value="4.80533415082771" calcext:value-type="float">
            <text:p>4.80533415082771</text:p>
          </table:table-cell>
          <table:table-cell office:value-type="float" office:value="10147" calcext:value-type="float">
            <text:p>10147</text:p>
          </table:table-cell>
          <table:table-cell office:value-type="float" office:value="77.7667075413856" calcext:value-type="float">
            <text:p>77.7667075413856</text:p>
          </table:table-cell>
        </table:table-row>
        <table:table-row table:style-name="ro1">
          <table:table-cell office:value-type="string" calcext:value-type="string">
            <text:p>Difflugia compressa</text:p>
          </table:table-cell>
          <table:table-cell office:value-type="float" office:value="120003" calcext:value-type="float">
            <text:p>120003</text:p>
          </table:table-cell>
          <table:table-cell office:value-type="float" office:value="100" calcext:value-type="float">
            <text:p>100</text:p>
          </table:table-cell>
          <table:table-cell office:value-type="float" office:value="1853" calcext:value-type="float">
            <text:p>1853</text:p>
          </table:table-cell>
          <table:table-cell office:value-type="float" office:value="1.54412806346508" calcext:value-type="float">
            <text:p>1.54412806346508</text:p>
          </table:table-cell>
          <table:table-cell office:value-type="float" office:value="1011" calcext:value-type="float">
            <text:p>1011</text:p>
          </table:table-cell>
          <table:table-cell office:value-type="float" office:value="54.5601726929304" calcext:value-type="float">
            <text:p>54.5601726929304</text:p>
          </table:table-cell>
          <table:table-cell office:value-type="float" office:value="619" calcext:value-type="float">
            <text:p>619</text:p>
          </table:table-cell>
          <table:table-cell office:value-type="float" office:value="33.405288720993" calcext:value-type="float">
            <text:p>33.405288720993</text:p>
          </table:table-cell>
          <table:table-cell office:value-type="float" office:value="223" calcext:value-type="float">
            <text:p>223</text:p>
          </table:table-cell>
          <table:table-cell office:value-type="float" office:value="12.0345385860766" calcext:value-type="float">
            <text:p>12.0345385860766</text:p>
          </table:table-cell>
          <table:table-cell office:value-type="float" office:value="118150" calcext:value-type="float">
            <text:p>118150</text:p>
          </table:table-cell>
          <table:table-cell office:value-type="float" office:value="98.4558719365349" calcext:value-type="float">
            <text:p>98.4558719365349</text:p>
          </table:table-cell>
          <table:table-cell office:value-type="float" office:value="2306" calcext:value-type="float">
            <text:p>2306</text:p>
          </table:table-cell>
          <table:table-cell office:value-type="float" office:value="1.95175624206517" calcext:value-type="float">
            <text:p>1.95175624206517</text:p>
          </table:table-cell>
          <table:table-cell office:value-type="float" office:value="43409" calcext:value-type="float">
            <text:p>43409</text:p>
          </table:table-cell>
          <table:table-cell office:value-type="float" office:value="36.7405840033855" calcext:value-type="float">
            <text:p>36.7405840033855</text:p>
          </table:table-cell>
          <table:table-cell office:value-type="float" office:value="72352" calcext:value-type="float">
            <text:p>72352</text:p>
          </table:table-cell>
          <table:table-cell office:value-type="float" office:value="61.2374100719424" calcext:value-type="float">
            <text:p>61.2374100719424</text:p>
          </table:table-cell>
          <table:table-cell office:value-type="float" office:value="115844" calcext:value-type="float">
            <text:p>115844</text:p>
          </table:table-cell>
          <table:table-cell office:value-type="float" office:value="34133" calcext:value-type="float">
            <text:p>34133</text:p>
          </table:table-cell>
          <table:table-cell office:value-type="float" office:value="29.4646248403025" calcext:value-type="float">
            <text:p>29.4646248403025</text:p>
          </table:table-cell>
          <table:table-cell office:value-type="float" office:value="23875" calcext:value-type="float">
            <text:p>23875</text:p>
          </table:table-cell>
          <table:table-cell office:value-type="float" office:value="20.6096129277304" calcext:value-type="float">
            <text:p>20.6096129277304</text:p>
          </table:table-cell>
          <table:table-cell office:value-type="float" office:value="8604" calcext:value-type="float">
            <text:p>8604</text:p>
          </table:table-cell>
          <table:table-cell office:value-type="float" office:value="25.2072774148185" calcext:value-type="float">
            <text:p>25.2072774148185</text:p>
          </table:table-cell>
          <table:table-cell office:value-type="float" office:value="43" calcext:value-type="float">
            <text:p>43</text:p>
          </table:table-cell>
          <table:table-cell office:value-type="float" office:value="0.125977792751882" calcext:value-type="float">
            <text:p>0.125977792751882</text:p>
          </table:table-cell>
          <table:table-cell office:value-type="float" office:value="1611" calcext:value-type="float">
            <text:p>1611</text:p>
          </table:table-cell>
          <table:table-cell office:value-type="float" office:value="4.71977265402983" calcext:value-type="float">
            <text:p>4.71977265402983</text:p>
          </table:table-cell>
          <table:table-cell office:value-type="float" office:value="23875" calcext:value-type="float">
            <text:p>23875</text:p>
          </table:table-cell>
          <table:table-cell office:value-type="float" office:value="69.9469721383998" calcext:value-type="float">
            <text:p>69.9469721383998</text:p>
          </table:table-cell>
        </table:table-row>
        <table:table-row table:style-name="ro1">
          <table:table-cell office:value-type="string" calcext:value-type="string">
            <text:p>Difflugia sp.</text:p>
          </table:table-cell>
          <table:table-cell office:value-type="float" office:value="28743" calcext:value-type="float">
            <text:p>28743</text:p>
          </table:table-cell>
          <table:table-cell office:value-type="float" office:value="100" calcext:value-type="float">
            <text:p>100</text:p>
          </table:table-cell>
          <table:table-cell office:value-type="float" office:value="1064" calcext:value-type="float">
            <text:p>1064</text:p>
          </table:table-cell>
          <table:table-cell office:value-type="float" office:value="3.70177086594997" calcext:value-type="float">
            <text:p>3.70177086594997</text:p>
          </table:table-cell>
          <table:table-cell office:value-type="float" office:value="708" calcext:value-type="float">
            <text:p>708</text:p>
          </table:table-cell>
          <table:table-cell office:value-type="float" office:value="66.5413533834586" calcext:value-type="float">
            <text:p>66.5413533834586</text:p>
          </table:table-cell>
          <table:table-cell office:value-type="float" office:value="48" calcext:value-type="float">
            <text:p>48</text:p>
          </table:table-cell>
          <table:table-cell office:value-type="float" office:value="4.51127819548872" calcext:value-type="float">
            <text:p>4.51127819548872</text:p>
          </table:table-cell>
          <table:table-cell office:value-type="float" office:value="308" calcext:value-type="float">
            <text:p>308</text:p>
          </table:table-cell>
          <table:table-cell office:value-type="float" office:value="28.9473684210526" calcext:value-type="float">
            <text:p>28.9473684210526</text:p>
          </table:table-cell>
          <table:table-cell office:value-type="float" office:value="27679" calcext:value-type="float">
            <text:p>27679</text:p>
          </table:table-cell>
          <table:table-cell office:value-type="float" office:value="96.29822913405" calcext:value-type="float">
            <text:p>96.29822913405</text:p>
          </table:table-cell>
          <table:table-cell office:value-type="float" office:value="531" calcext:value-type="float">
            <text:p>531</text:p>
          </table:table-cell>
          <table:table-cell office:value-type="float" office:value="1.91842190830594" calcext:value-type="float">
            <text:p>1.91842190830594</text:p>
          </table:table-cell>
          <table:table-cell office:value-type="float" office:value="11811" calcext:value-type="float">
            <text:p>11811</text:p>
          </table:table-cell>
          <table:table-cell office:value-type="float" office:value="42.6713392824885" calcext:value-type="float">
            <text:p>42.6713392824885</text:p>
          </table:table-cell>
          <table:table-cell office:value-type="float" office:value="15327" calcext:value-type="float">
            <text:p>15327</text:p>
          </table:table-cell>
          <table:table-cell office:value-type="float" office:value="55.3741103363561" calcext:value-type="float">
            <text:p>55.3741103363561</text:p>
          </table:table-cell>
          <table:table-cell office:value-type="float" office:value="27148" calcext:value-type="float">
            <text:p>27148</text:p>
          </table:table-cell>
          <table:table-cell office:value-type="float" office:value="8661" calcext:value-type="float">
            <text:p>8661</text:p>
          </table:table-cell>
          <table:table-cell office:value-type="float" office:value="31.9029026079269" calcext:value-type="float">
            <text:p>31.9029026079269</text:p>
          </table:table-cell>
          <table:table-cell office:value-type="float" office:value="6911" calcext:value-type="float">
            <text:p>6911</text:p>
          </table:table-cell>
          <table:table-cell office:value-type="float" office:value="25.456755562104" calcext:value-type="float">
            <text:p>25.456755562104</text:p>
          </table:table-cell>
          <table:table-cell office:value-type="float" office:value="1338" calcext:value-type="float">
            <text:p>1338</text:p>
          </table:table-cell>
          <table:table-cell office:value-type="float" office:value="15.4485625216488" calcext:value-type="float">
            <text:p>15.4485625216488</text:p>
          </table:table-cell>
          <table:table-cell office:value-type="float" office:value="11" calcext:value-type="float">
            <text:p>11</text:p>
          </table:table-cell>
          <table:table-cell office:value-type="float" office:value="0.127006119385752" calcext:value-type="float">
            <text:p>0.127006119385752</text:p>
          </table:table-cell>
          <table:table-cell office:value-type="float" office:value="401" calcext:value-type="float">
            <text:p>401</text:p>
          </table:table-cell>
          <table:table-cell office:value-type="float" office:value="4.62995035215333" calcext:value-type="float">
            <text:p>4.62995035215333</text:p>
          </table:table-cell>
          <table:table-cell office:value-type="float" office:value="6911" calcext:value-type="float">
            <text:p>6911</text:p>
          </table:table-cell>
          <table:table-cell office:value-type="float" office:value="79.7944810068122" calcext:value-type="float">
            <text:p>79.7944810068122</text:p>
          </table:table-cell>
        </table:table-row>
        <table:table-row table:style-name="ro1">
          <table:table-cell office:value-type="string" calcext:value-type="string">
            <text:p>Arcella uspiensis</text:p>
          </table:table-cell>
          <table:table-cell office:value-type="float" office:value="44216" calcext:value-type="float">
            <text:p>44216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0.178668355346481" calcext:value-type="float">
            <text:p>0.178668355346481</text:p>
          </table:table-cell>
          <table:table-cell office:value-type="float" office:value="41" calcext:value-type="float">
            <text:p>41</text:p>
          </table:table-cell>
          <table:table-cell office:value-type="float" office:value="51.8987341772152" calcext:value-type="float">
            <text:p>51.8987341772152</text:p>
          </table:table-cell>
          <table:table-cell office:value-type="float" office:value="26" calcext:value-type="float">
            <text:p>26</text:p>
          </table:table-cell>
          <table:table-cell office:value-type="float" office:value="32.9113924050633" calcext:value-type="float">
            <text:p>32.9113924050633</text:p>
          </table:table-cell>
          <table:table-cell office:value-type="float" office:value="12" calcext:value-type="float">
            <text:p>12</text:p>
          </table:table-cell>
          <table:table-cell office:value-type="float" office:value="15.1898734177215" calcext:value-type="float">
            <text:p>15.1898734177215</text:p>
          </table:table-cell>
          <table:table-cell office:value-type="float" office:value="44137" calcext:value-type="float">
            <text:p>44137</text:p>
          </table:table-cell>
          <table:table-cell office:value-type="float" office:value="99.8213316446535" calcext:value-type="float">
            <text:p>99.8213316446535</text:p>
          </table:table-cell>
          <table:table-cell office:value-type="float" office:value="720" calcext:value-type="float">
            <text:p>720</text:p>
          </table:table-cell>
          <table:table-cell office:value-type="float" office:value="1.63128440990552" calcext:value-type="float">
            <text:p>1.63128440990552</text:p>
          </table:table-cell>
          <table:table-cell office:value-type="float" office:value="15266" calcext:value-type="float">
            <text:p>15266</text:p>
          </table:table-cell>
          <table:table-cell office:value-type="float" office:value="34.5877608355801" calcext:value-type="float">
            <text:p>34.5877608355801</text:p>
          </table:table-cell>
          <table:table-cell office:value-type="float" office:value="28109" calcext:value-type="float">
            <text:p>28109</text:p>
          </table:table-cell>
          <table:table-cell office:value-type="float" office:value="63.6857964972699" calcext:value-type="float">
            <text:p>63.6857964972699</text:p>
          </table:table-cell>
          <table:table-cell office:value-type="float" office:value="43417" calcext:value-type="float">
            <text:p>43417</text:p>
          </table:table-cell>
          <table:table-cell office:value-type="float" office:value="13177" calcext:value-type="float">
            <text:p>13177</text:p>
          </table:table-cell>
          <table:table-cell office:value-type="float" office:value="30.3498629569063" calcext:value-type="float">
            <text:p>30.3498629569063</text:p>
          </table:table-cell>
          <table:table-cell office:value-type="float" office:value="9366" calcext:value-type="float">
            <text:p>9366</text:p>
          </table:table-cell>
          <table:table-cell office:value-type="float" office:value="21.5721952230693" calcext:value-type="float">
            <text:p>21.5721952230693</text:p>
          </table:table-cell>
          <table:table-cell office:value-type="float" office:value="1186" calcext:value-type="float">
            <text:p>1186</text:p>
          </table:table-cell>
          <table:table-cell office:value-type="float" office:value="9.00053122865599" calcext:value-type="float">
            <text:p>9.00053122865599</text:p>
          </table:table-cell>
          <table:table-cell office:value-type="float" office:value="1904" calcext:value-type="float">
            <text:p>1904</text:p>
          </table:table-cell>
          <table:table-cell office:value-type="float" office:value="14.4494194429688" calcext:value-type="float">
            <text:p>14.4494194429688</text:p>
          </table:table-cell>
          <table:table-cell office:value-type="float" office:value="721" calcext:value-type="float">
            <text:p>721</text:p>
          </table:table-cell>
          <table:table-cell office:value-type="float" office:value="5.47165515671245" calcext:value-type="float">
            <text:p>5.47165515671245</text:p>
          </table:table-cell>
          <table:table-cell office:value-type="float" office:value="9366" calcext:value-type="float">
            <text:p>9366</text:p>
          </table:table-cell>
          <table:table-cell office:value-type="float" office:value="71.0783941716628" calcext:value-type="float">
            <text:p>71.0783941716628</text:p>
          </table:table-cell>
        </table:table-row>
        <table:table-row table:style-name="ro1">
          <table:table-cell office:value-type="string" calcext:value-type="string">
            <text:p>Cyclopyxis lobostoma</text:p>
          </table:table-cell>
          <table:table-cell office:value-type="float" office:value="69020" calcext:value-type="float">
            <text:p>69020</text:p>
          </table:table-cell>
          <table:table-cell office:value-type="float" office:value="100" calcext:value-type="float">
            <text:p>100</text:p>
          </table:table-cell>
          <table:table-cell office:value-type="float" office:value="649" calcext:value-type="float">
            <text:p>649</text:p>
          </table:table-cell>
          <table:table-cell office:value-type="float" office:value="0.940307157345697" calcext:value-type="float">
            <text:p>0.940307157345697</text:p>
          </table:table-cell>
          <table:table-cell office:value-type="float" office:value="502" calcext:value-type="float">
            <text:p>502</text:p>
          </table:table-cell>
          <table:table-cell office:value-type="float" office:value="77.3497688751926" calcext:value-type="float">
            <text:p>77.3497688751926</text:p>
          </table:table-cell>
          <table:table-cell office:value-type="float" office:value="116" calcext:value-type="float">
            <text:p>116</text:p>
          </table:table-cell>
          <table:table-cell office:value-type="float" office:value="17.8736517719569" calcext:value-type="float">
            <text:p>17.8736517719569</text:p>
          </table:table-cell>
          <table:table-cell office:value-type="float" office:value="31" calcext:value-type="float">
            <text:p>31</text:p>
          </table:table-cell>
          <table:table-cell office:value-type="float" office:value="4.77657935285054" calcext:value-type="float">
            <text:p>4.77657935285054</text:p>
          </table:table-cell>
          <table:table-cell office:value-type="float" office:value="68371" calcext:value-type="float">
            <text:p>68371</text:p>
          </table:table-cell>
          <table:table-cell office:value-type="float" office:value="99.0596928426543" calcext:value-type="float">
            <text:p>99.0596928426543</text:p>
          </table:table-cell>
          <table:table-cell office:value-type="float" office:value="1454" calcext:value-type="float">
            <text:p>1454</text:p>
          </table:table-cell>
          <table:table-cell office:value-type="float" office:value="2.12663263664419" calcext:value-type="float">
            <text:p>2.12663263664419</text:p>
          </table:table-cell>
          <table:table-cell office:value-type="float" office:value="18155" calcext:value-type="float">
            <text:p>18155</text:p>
          </table:table-cell>
          <table:table-cell office:value-type="float" office:value="26.5536557897354" calcext:value-type="float">
            <text:p>26.5536557897354</text:p>
          </table:table-cell>
          <table:table-cell office:value-type="float" office:value="48761" calcext:value-type="float">
            <text:p>48761</text:p>
          </table:table-cell>
          <table:table-cell office:value-type="float" office:value="71.3182489652045" calcext:value-type="float">
            <text:p>71.3182489652045</text:p>
          </table:table-cell>
          <table:table-cell office:value-type="float" office:value="66917" calcext:value-type="float">
            <text:p>66917</text:p>
          </table:table-cell>
          <table:table-cell office:value-type="float" office:value="12278" calcext:value-type="float">
            <text:p>12278</text:p>
          </table:table-cell>
          <table:table-cell office:value-type="float" office:value="18.3481028737092" calcext:value-type="float">
            <text:p>18.3481028737092</text:p>
          </table:table-cell>
          <table:table-cell office:value-type="float" office:value="8702" calcext:value-type="float">
            <text:p>8702</text:p>
          </table:table-cell>
          <table:table-cell office:value-type="float" office:value="13.0041693441129" calcext:value-type="float">
            <text:p>13.0041693441129</text:p>
          </table:table-cell>
          <table:table-cell office:value-type="float" office:value="2821" calcext:value-type="float">
            <text:p>2821</text:p>
          </table:table-cell>
          <table:table-cell office:value-type="float" office:value="22.9760547320411" calcext:value-type="float">
            <text:p>22.9760547320411</text:p>
          </table:table-cell>
          <table:table-cell office:value-type="float" office:value="24" calcext:value-type="float">
            <text:p>24</text:p>
          </table:table-cell>
          <table:table-cell office:value-type="float" office:value="0.19547157517511" calcext:value-type="float">
            <text:p>0.19547157517511</text:p>
          </table:table-cell>
          <table:table-cell office:value-type="float" office:value="731" calcext:value-type="float">
            <text:p>731</text:p>
          </table:table-cell>
          <table:table-cell office:value-type="float" office:value="5.95373839387522" calcext:value-type="float">
            <text:p>5.95373839387522</text:p>
          </table:table-cell>
          <table:table-cell office:value-type="float" office:value="8702" calcext:value-type="float">
            <text:p>8702</text:p>
          </table:table-cell>
          <table:table-cell office:value-type="float" office:value="70.8747352989086" calcext:value-type="float">
            <text:p>70.8747352989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08:29:53.856090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2T10:28:58.393445120</dc:date>
    <meta:editing-duration>PT1H17M31S</meta:editing-duration>
    <meta:editing-cycles>8</meta:editing-cycles>
    <meta:generator>LibreOffice/6.4.7.2$Linux_X86_64 LibreOffice_project/40$Build-2</meta:generator>
    <meta:document-statistic meta:table-count="1" meta:cell-count="351" meta:object-count="0"/>
  </office:meta>
</office:document-meta>
</file>